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1f67ab" officeooo:paragraph-rsid="001f67ab"/>
    </style:style>
    <style:style style:name="P2" style:family="paragraph" style:parent-style-name="Standard" style:list-style-name="L4">
      <style:text-properties officeooo:rsid="001f67ab" officeooo:paragraph-rsid="001f67ab"/>
    </style:style>
    <style:style style:name="P3" style:family="paragraph" style:parent-style-name="Standard" style:list-style-name="L5">
      <style:text-properties officeooo:rsid="001f67ab" officeooo:paragraph-rsid="001f67ab"/>
    </style:style>
    <style:style style:name="P4" style:family="paragraph" style:parent-style-name="Standard" style:list-style-name="L6">
      <style:text-properties officeooo:rsid="001f67ab" officeooo:paragraph-rsid="001f67ab"/>
    </style:style>
    <style:style style:name="P5" style:family="paragraph" style:parent-style-name="Standard" style:list-style-name="L7">
      <style:text-properties officeooo:rsid="001f67ab" officeooo:paragraph-rsid="001f67ab"/>
    </style:style>
    <style:style style:name="P6" style:family="paragraph" style:parent-style-name="Standard" style:list-style-name="L2">
      <style:text-properties officeooo:rsid="00210863" officeooo:paragraph-rsid="00210863"/>
    </style:style>
    <style:style style:name="P7" style:family="paragraph" style:parent-style-name="Standard" style:list-style-name="L4">
      <style:text-properties officeooo:rsid="00210863" officeooo:paragraph-rsid="00210863"/>
    </style:style>
    <style:style style:name="P8" style:family="paragraph" style:parent-style-name="Standard" style:list-style-name="L6">
      <style:text-properties officeooo:rsid="00210863" officeooo:paragraph-rsid="00210863"/>
    </style:style>
    <style:style style:name="P9" style:family="paragraph" style:parent-style-name="Standard" style:list-style-name="L7">
      <style:text-properties officeooo:rsid="00210863" officeooo:paragraph-rsid="00210863"/>
    </style:style>
    <style:style style:name="P10" style:family="paragraph" style:parent-style-name="Standard" style:list-style-name="L2">
      <style:text-properties officeooo:rsid="0022d0fb" officeooo:paragraph-rsid="0022d0fb"/>
    </style:style>
    <style:style style:name="P11" style:family="paragraph" style:parent-style-name="Standard" style:list-style-name="L6">
      <style:text-properties officeooo:rsid="0022d0fb" officeooo:paragraph-rsid="0022d0fb"/>
    </style:style>
    <style:style style:name="P12" style:family="paragraph" style:parent-style-name="Standard" style:list-style-name="L7">
      <style:text-properties officeooo:rsid="0022d0fb" officeooo:paragraph-rsid="0022d0fb"/>
    </style:style>
    <style:style style:name="P13" style:family="paragraph" style:parent-style-name="Standard">
      <style:text-properties officeooo:paragraph-rsid="00243394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43394" officeooo:paragraph-rsid="00243394" style:font-weight-asian="bold" style:font-weight-complex="bold"/>
    </style:style>
    <style:style style:name="P15" style:family="paragraph" style:parent-style-name="Standard" style:list-style-name="L3">
      <style:text-properties officeooo:paragraph-rsid="001f67ab"/>
    </style:style>
    <style:style style:name="P16" style:family="paragraph" style:parent-style-name="Standard" style:list-style-name="L9">
      <style:text-properties officeooo:paragraph-rsid="00243394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officeooo:rsid="00243394" officeooo:paragraph-rsid="00243394" style:font-weight-asian="bold" style:font-weight-complex="bold"/>
    </style:style>
    <style:style style:name="T1" style:family="text">
      <style:text-properties officeooo:rsid="001f67ab"/>
    </style:style>
    <style:style style:name="T2" style:family="text">
      <style:text-properties style:text-position="super 58%"/>
    </style:style>
    <style:style style:name="T3" style:family="text">
      <style:text-properties officeooo:rsid="00210863"/>
    </style:style>
    <style:style style:name="T4" style:family="text">
      <style:text-properties officeooo:rsid="0022382b"/>
    </style:style>
    <style:style style:name="T5" style:family="text">
      <style:text-properties officeooo:rsid="0022d0fb"/>
    </style:style>
    <style:style style:name="T6" style:family="text">
      <style:text-properties officeooo:rsid="00243394"/>
    </style:style>
    <style:style style:name="T7" style:family="text">
      <style:text-properties style:text-underline-style="solid" style:text-underline-width="auto" style:text-underline-color="font-color" fo:font-weight="bold" officeooo:rsid="0024339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akistan Zindabad:</text:p>
      <text:list xml:id="list3657947757" text:style-name="L2">
        <text:list-item>
          <text:p text:style-name="P1">Why did the congress leaders spend most of the second world war in prison? [18 <text:span text:style-name="T4">12</text:span>]</text:p>
        </text:list-item>
        <text:list-item>
          <text:p text:style-name="P1">How did the people recieve their quaid in karachi on 7<text:span text:style-name="T2">th</text:span> august 1947? [18 17]</text:p>
        </text:list-item>
        <text:list-item>
          <text:p text:style-name="P6">What were the feelings of quid e <text:s/>azam when he came to karachi on august 7<text:span text:style-name="T2">th</text:span> 1947? [15]</text:p>
        </text:list-item>
        <text:list-item>
          <text:p text:style-name="P6">What did quid e azam tell his people when he landed in karachi? [14]</text:p>
        </text:list-item>
        <text:list-item>
          <text:p text:style-name="P6">Why did the writer apply the word ‘terrible’ to the first year of Pakistan’s history? [13]</text:p>
        </text:list-item>
        <text:list-item>
          <text:p text:style-name="P10">Why did Kashmir did not join Pakistan? [11]</text:p>
        </text:list-item>
        <text:list-item>
          <text:p text:style-name="P10">When and where was Pakistan resolution passed? [10]</text:p>
          <text:p text:style-name="P10"/>
        </text:list-item>
      </text:list>
      <text:p text:style-name="P14">Wolfs of Cernogratz:</text:p>
      <text:list xml:id="list436998159" text:style-name="L3">
        <text:list-item>
          <text:p text:style-name="P15"><text:span text:style-name="T1">Narrate the story related to the castle of Cer</text:span><text:span text:style-name="T6">n</text:span><text:span text:style-name="T1">ogratz. [18 </text:span><text:span text:style-name="T3">14 13 </text:span><text:span text:style-name="T5">10</text:span><text:span text:style-name="T1">]</text:span></text:p>
          <text:p text:style-name="P15"/>
        </text:list-item>
      </text:list>
      <text:p text:style-name="P14">The Birkenhead Drill:</text:p>
      <text:list xml:id="list3074047489" text:style-name="L4">
        <text:list-item>
          <text:p text:style-name="P2">Describe the disaster of Birkenhead. [17 <text:span text:style-name="T5">11</text:span>]</text:p>
        </text:list-item>
        <text:list-item>
          <text:p text:style-name="P7">Describe the behaviour of soldiers on the ship? [15]</text:p>
        </text:list-item>
        <text:list-item>
          <text:p text:style-name="P7">What would happened if there had been a panic on the ship? [14 13 <text:span text:style-name="T5">10</text:span>]</text:p>
          <text:p text:style-name="P7"/>
        </text:list-item>
      </text:list>
      <text:p text:style-name="P17">Science and Society:</text:p>
      <text:list xml:id="list856273318" text:style-name="L5">
        <text:list-item>
          <text:p text:style-name="P3">What is meant by university of science and mathematics? [17]</text:p>
        </text:list-item>
        <text:list-item>
          <text:p text:style-name="P3">What is the difference between ‘Scientific’ and ‘<text:span text:style-name="T4">Un</text:span>cientific’ work? [16 <text:span text:style-name="T4">12</text:span>]</text:p>
          <text:p text:style-name="P3"/>
        </text:list-item>
      </text:list>
      <text:p text:style-name="P14">United Nations Oragnization:</text:p>
      <text:list xml:id="list1554453426" text:style-name="L6">
        <text:list-item>
          <text:p text:style-name="P4">What is the function of FAO? [17]</text:p>
        </text:list-item>
        <text:list-item>
          <text:p text:style-name="P8">Describe the fucntion of UNESCO or UNICEF <text:span text:style-name="T4">or WHO</text:span>. [14 <text:span text:style-name="T4">12 </text:span><text:span text:style-name="T5">11</text:span>]</text:p>
        </text:list-item>
        <text:list-item>
          <text:p text:style-name="P8">What results have been achieved by the formation of UNO? [13]</text:p>
        </text:list-item>
        <text:list-item>
          <text:p text:style-name="P11">What inspired the foundation of UNO? [10]</text:p>
          <text:p text:style-name="P11"/>
        </text:list-item>
      </text:list>
      <text:p text:style-name="P17">The Bank Account:</text:p>
      <text:list xml:id="list3517374635" text:style-name="L7">
        <text:list-item>
          <text:p text:style-name="P5">Why was there a roar of laughter when the author left the bank? [16]</text:p>
        </text:list-item>
        <text:list-item>
          <text:p text:style-name="P9">What mistake did the author make when he wrote the cheque? [14 13]</text:p>
        </text:list-item>
        <text:list-item>
          <text:p text:style-name="P12">What was the manager’s reaction when the author told him that he would like to see him alone? [11]</text:p>
          <text:p text:style-name="P12"/>
        </text:list-item>
      </text:list>
      <text:p text:style-name="P13"><text:span text:style-name="T7">English Language:</text:span></text:p>
      <text:list xml:id="list1604887706" text:style-name="L9">
        <text:list-item>
          <text:p text:style-name="P16"><text:span text:style-name="T3">Why does english have such a large vocabulary? [14]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10:50:04.387984040</meta:creation-date>
    <dc:date>2021-02-27T11:22:59.095074973</dc:date>
    <meta:editing-duration>PT11M43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28" meta:word-count="292" meta:character-count="1527" meta:non-whitespace-character-count="1283"/>
  </office:meta>
</office:document-meta>
</file>